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76d" officeooo:paragraph-rsid="000f276d"/>
    </style:style>
    <style:style style:name="P2" style:family="paragraph" style:parent-style-name="Standard">
      <style:text-properties officeooo:rsid="000f276d" officeooo:paragraph-rsid="000f276d" fo:background-color="#99f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 base a la anterior descripción del problema, se establecieron los siguientes requerimientos:</text:p>
      <text:p text:style-name="P2">1) Las Ordenes de trabajo deben contener mínimo los siguientes campos:</text:p>
      <text:p text:style-name="P2"/>
      <text:p text:style-name="P2">Número de patente</text:p>
      <text:p text:style-name="P2">Fecha de ingreso al taller</text:p>
      <text:p text:style-name="P2">Propietario</text:p>
      <text:p text:style-name="P2">Marca</text:p>
      <text:p text:style-name="P2">Modelo</text:p>
      <text:p text:style-name="P2">Detalle de la falla que presenta el automotor -según la descripción que realice el</text:p>
      <text:p text:style-name="P2">cliente</text:p>
      <text:p text:style-name="P2">7. Empleado al que se le asignó la reparación</text:p>
      <text:p text:style-name="P2">8. Estado (Activo/Finalizado)</text:p>
      <text:p text:style-name="P2">2) Los Propietarios deben contener mínimos los siguientes campos:</text:p>
      <text:p text:style-name="P2"/>
      <text:p text:style-name="P2">D.N.I.</text:p>
      <text:p text:style-name="P2">Apellido y nombre</text:p>
      <text:p text:style-name="P2">Dirección</text:p>
      <text:p text:style-name="P2">Teléfono</text:p>
      <text:p text:style-name="P1">3) Se deben poder cargar nuevas ordenes y modificarlas para agregar los repuestos</text:p>
      <text:p text:style-name="P1">(código de inventario y cantidad utilizada) y horas trabajadas. Así mismo se tiene que</text:p>
      <text:p text:style-name="P1">poder marcar como finalizadas las ordenes.</text:p>
      <text:p text:style-name="P1">4) El coste de las horas de mano de obra serán de $150.</text:p>
      <text:p text:style-name="P1">5) Se deben poder cargar nuevos propietarios en caso de que no esten registrados al</text:p>
      <text:p text:style-name="P1">momento de crear una nueva Orden de Trabajo.</text:p>
      <text:p text:style-name="P2">6) Se debe tener una pantalla principal con un listado de las ordenes de trabajo que se</text:p>
      <text:p text:style-name="P2">encuentran cargadas con los links pertinentes</text:p>
      <text:p text:style-name="P1">7) Se debe poder acceder a una pantalla donde se muestre el costo detallado de la Orden</text:p>
      <text:p text:style-name="P1">de Trabajo</text:p>
      <text:p text:style-name="P2">8) Los repuestos disponibles estarán como datos maestros en la base de datos, osea,</text:p>
      <text:p text:style-name="P2">estarán pre-cargados y no se tendrán que modificar desde la plataforma.</text:p>
      <text:p text:style-name="P1">9)</text:p>
      <text:p text:style-name="P1">Opcional: No se deben poder modificar ordenes finalizadas10)</text:p>
      <text:p text:style-name="P1">Opcional: Las ordenes en la pantalla principal deberán mostrarse ordenadas por</text:p>
      <text:p text:style-name="P1">fecha (de la mas antigua a la mas nueva) y filtradas 1 por estado Activo.</text:p>
      <text:p text:style-name="P1">11)</text:p>
      <text:p text:style-name="P1">Opcional: Se deberá mostrar el campo de precio final solo en las ordenes</text:p>
      <text:p text:style-name="P1">finalizadas</text:p>
      <text:p text:style-name="P1">12)</text:p>
      <text:p text:style-name="P1">Opcional: La vista de detalle de costos solo debe poder accederse una vez que la</text:p>
      <text:p text:style-name="P1">orden haya sido finalizada</text:p>
      <text:p text:style-name="P1">Consignas</text:p>
      <text:p text:style-name="P1">1) Identificar los objetos relevantes al dominio del problema y modelar en base a ellos una</text:p>
      <text:p text:style-name="P1">base de datos relacional.</text:p>
      <text:p text:style-name="P1">2) Utilizar Hibernate para manejar los modelos creados a partir de la base de datos.</text:p>
      <text:p text:style-name="P1">3) Utilizar Spring MVC para la aplicación web.</text:p>
      <text:p text:style-name="P1">4) Se recomienda partir de un estilo básico que permita la cómoda visualización de la</text:p>
      <text:p text:style-name="P1">‘plataforma’ y centrarse primordialmente en la funcionalidad. Cuando la funcionalidad</text:p>
      <text:p text:style-name="P1">pedida esté desarrollada y depurada, y de quedar tiempo, se mejorará el estilo.</text:p>
      <text:p text:style-name="P1">5) Nombrar el proyecto de la siguiente manera:</text:p>
      <text:p text:style-name="P1">◦ GroupId: com.accenture.apellido.nombre</text:p>
      <text:p text:style-name="P1">◦ ArtifactId: TrabajoFinal</text:p>
      <text:p text:style-name="P1">6) Se deberá incluir al momento de la entrega el/los archivos SQL necesarios para crear la</text:p>
      <text:p text:style-name="P1"><text:soft-page-break/>base de datos. La misma deberá tener por nombre:</text:p>
      <text:p text:style-name="P1">◦ db_apellido_nombre</text:p>
      <text:p text:style-name="P1">7) La entrega se podrá realizar hasta el Miercoles 23/12 a través de la plataforma. Para la</text:p>
      <text:p text:style-name="P1">misma se deberá exportar el proyecto en formato ZIP incluyendo el script SQL de</text:p>
      <text:p text:style-name="P1">generacion de la base de datos con el nombre: Apellido_Nombre.z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1:21:49.231037699</meta:creation-date>
    <dc:date>2016-10-06T18:00:40.821558469</dc:date>
    <meta:editing-duration>PT3H33M59S</meta:editing-duration>
    <meta:editing-cycles>1</meta:editing-cycles>
    <meta:document-statistic meta:table-count="0" meta:image-count="0" meta:object-count="0" meta:page-count="2" meta:paragraph-count="55" meta:word-count="447" meta:character-count="2689" meta:non-whitespace-character-count="2297"/>
    <meta:generator>LibreOffice/4.4.3.2$Linux_X86_64 LibreOffice_project/40m0$Build-2</meta:generator>
  </office:meta>
</office:document-meta>
</file>